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"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size="7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33cm"/>
    </style:style>
    <style:style style:name="Table1.C" style:family="table-column">
      <style:table-column-properties style:column-width="6.826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ext_20_body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397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.name</text:text-input></text:p>
        <text:p text:style-name="MP1"><text:text-input text:description="&lt;company.street&gt;">company.street</text:text-input></text:p>
        <text:p text:style-name="MP1"><text:text-input text:description="&lt;company.zip&gt;">company.zip</text:text-input> <text:text-input text:description="&lt;company.city&gt;">company.city</text:text-input></text:p>
        <text:p text:style-name="MP1"><text:text-input text:description="&lt;company.phone&gt;">company.phone</text:text-input></text:p>
        <text:p text:style-name="MP1"><text:text-input text:description="&lt;company.email&gt;">company.email</text:text-input></text:p>
        <text:p text:style-name="MP2">Dr FRANCOIS L</text:p>
        <text:p text:style-name="Horizontal_20_Line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MP3">N° CAFAT:</text:p>
            </table:table-cell>
            <table:covered-table-cell/>
            <table:table-cell table:style-name="Table1.C1" table:number-columns-spanned="2" office:value-type="string">
              <text:p text:style-name="MP3"><text:text-input text:description="&lt;user.cafat_id&gt;">user.cafat_id</text:text-input></text:p>
            </table:table-cell>
            <table:covered-table-cell/>
          </table:table-row>
          <table:table-row>
            <table:table-cell table:style-name="Table1.A2" table:number-columns-spanned="2" office:value-type="string">
              <text:p text:style-name="MP3">N° de registre du commerce</text:p>
            </table:table-cell>
            <table:covered-table-cell/>
            <table:table-cell table:style-name="Table1.C2" table:number-columns-spanned="2" office:value-type="string">
              <text:p text:style-name="Table_20_Contents"><text:text-input text:description="&lt;company.company_registry&gt;">company.registry</text:text-input>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3">Domiciliation bancaire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3">Banque</text:p>
            </table:table-cell>
            <table:table-cell table:style-name="Table1.A2" office:value-type="string">
              <text:p text:style-name="MP3">Guichet</text:p>
            </table:table-cell>
            <table:table-cell table:style-name="Table1.A2" office:value-type="string">
              <text:p text:style-name="Table_20_Contents">Numéro de compte</text:p>
            </table:table-cell>
            <table:table-cell table:style-name="Table1.C2" office:value-type="string">
              <text:p text:style-name="Table_20_Contents">Rib</text:p>
            </table:table-cell>
          </table:table-row>
          <table:table-row>
            <table:table-cell table:style-name="Table1.A2" office:value-type="string">
              <text:p text:style-name="MP3">17499</text:p>
            </table:table-cell>
            <table:table-cell table:style-name="Table1.A2" office:value-type="string">
              <text:p text:style-name="MP3">00010</text:p>
            </table:table-cell>
            <table:table-cell table:style-name="Table1.A2" office:value-type="string">
              <text:p text:style-name="Table_20_Contents">20596602014</text:p>
            </table:table-cell>
            <table:table-cell table:style-name="Table1.C2" office:value-type="string">
              <text:p text:style-name="Table_20_Contents">93</text:p>
            </table:table-cell>
          </table:table-row>
          <table:table-row>
            <table:table-cell table:style-name="Table1.A2" table:number-columns-spanned="2" office:value-type="string">
              <text:p text:style-name="MP3">IBAN</text:p>
            </table:table-cell>
            <table:covered-table-cell/>
            <table:table-cell table:style-name="Table1.C2" table:number-columns-spanned="2" office:value-type="string">
              <text:p text:style-name="Table_20_Contents">FR76 1749 9 000 1020 5966 0201 493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3">BCI TRIANON</text:p>
            </table:table-cell>
            <table:covered-table-cell/>
            <table:covered-table-cell/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1:06:54</meta:creation-date>
    <meta:generator>LibreOffice/3.5$Linux_X86_64 LibreOffice_project/350m1$Build-2</meta:generator>
    <dc:date>2014-01-15T15:05:36</dc:date>
    <meta:editing-duration>PT41M4S</meta:editing-duration>
    <meta:editing-cycles>21</meta:editing-cycles>
    <dc:creator>L. FRANCOIS</dc:creator>
    <meta:document-statistic meta:table-count="1" meta:image-count="0" meta:object-count="0" meta:page-count="1" meta:paragraph-count="22" meta:word-count="41" meta:character-count="279" meta:non-whitespace-character-count="260"/>
  </office:meta>
</office:document-meta>
</file>